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010" number:language="de" number:country="DE">
      <number:number number:decimal-places="0" number:min-decimal-places="0" number:min-integer-digits="1"/>
      <number:text> %</number:text>
    </number:percentage-style>
    <number:percentage-style style:name="N10011" number:language="de" number:country="DE">
      <number:number number:decimal-places="2" number:min-decimal-places="2" number:min-integer-digits="1"/>
      <number:text> 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-12345.6789" text:name="numbertest"/>
      </text:user-field-decls>
      <text:p text:style-name="Standard"><text:user-field-get style:data-style-name="N1" text:name="numbertest">-12346</text:user-field-get></text:p>
      <text:p text:style-name="Standard"><text:user-field-get style:data-style-name="N2" text:name="numbertest">-12345,68</text:user-field-get></text:p>
      <text:p text:style-name="Standard"><text:user-field-get style:data-style-name="N3" text:name="numbertest">-12.346</text:user-field-get></text:p>
      <text:p text:style-name="Standard"><text:user-field-get style:data-style-name="N4" text:name="numbertest">-12.345,68</text:user-field-get></text:p>
      <text:p text:style-name="Standard"><text:user-field-get style:data-style-name="N10010" text:name="numbertest">-1234568 %</text:user-field-get></text:p>
      <text:p text:style-name="Standard"><text:user-field-get style:data-style-name="N10011" text:name="numbertest">-1234567,89 %</text:user-field-get></text:p>
      <text:p text:style-name="Standard"><text:user-field-get style:data-style-name="N10118" text:name="numbertest">-12.346 €</text:user-field-get></text:p>
      <text:p text:style-name="Standard"><text:user-field-get style:data-style-name="N10115" text:name="numbertest">-12.345,68 €</text:user-field-get></text:p>
      <text:p text:style-name="Standard"><text:user-field-get style:data-style-name="N10119" text:name="numbertest">-12.345,68 EUR</text:user-field-ge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number:currency-style style:name="N10117P0" style:volatile="true" number:language="de" number:country="DE">
      <number:number number:decimal-places="2" number:min-decimal-places="0" number:decimal-replacement="--" number:min-integer-digits="1" number:grouping="true"/>
      <number:text> </number:text>
      <number:currency-symbol number:language="de" number:country="DE">€</number:currency-symbol>
    </number:currency-style>
    <number:currency-style style:name="N10117" number:language="de" number:country="DE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€</number:currency-symbol>
      <style:map style:condition="value()&gt;=0" style:apply-style-name="N10117P0"/>
    </number:currency-style>
    <number:currency-style style:name="N10118P0" style:volatile="true" number:language="de" number:country="D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118" number:language="de" number:country="DE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118P0"/>
    </number:currency-style>
    <number:currency-style style:name="N10119P0" style:volatile="true" number:language="de" number:country="D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0119" number:language="de" number:country="DE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0119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4T19:01:01.481019137</meta:creation-date>
    <dc:date>2026-01-24T19:22:12.976346414</dc:date>
    <meta:editing-duration>PT16M23S</meta:editing-duration>
    <meta:editing-cycles>2</meta:editing-cycles>
    <meta:generator>LibreOffice/25.8.3.2$Linux_X86_64 LibreOffice_project/8ca8d55c161d602844f5428fa4b58097424e324e</meta:generator>
    <meta:document-statistic meta:table-count="0" meta:image-count="0" meta:object-count="0" meta:page-count="1" meta:paragraph-count="9" meta:word-count="14" meta:character-count="90" meta:non-whitespace-character-count="85"/>
    <meta:user-defined meta:name="numbertest" meta:value-type="float">-12345.6789</meta:user-defined>
  </office:meta>
</office:document-meta>
</file>